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f2a" officeooo:paragraph-rsid="001c3f2a"/>
    </style:style>
    <style:style style:name="P2" style:family="paragraph" style:parent-style-name="Standard">
      <style:paragraph-properties fo:text-align="center" style:justify-single-word="false"/>
      <style:text-properties officeooo:rsid="001c3f2a" officeooo:paragraph-rsid="001c3f2a"/>
    </style:style>
    <style:style style:name="P3" style:family="paragraph" style:parent-style-name="Standard">
      <style:paragraph-properties fo:text-align="start" style:justify-single-word="false"/>
      <style:text-properties officeooo:rsid="001c3f2a" officeooo:paragraph-rsid="001c3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iness Plan – Jones Software Solution (JSS)</text:p>
      <text:p text:style-name="P2">(LLC)</text:p>
      <text:p text:style-name="P3">Step 1: Set up a Web Presence Online </text:p>
      <text:p text:style-name="P3"><text:tab/>1) Create a Web Site for the company</text:p>
      <text:p text:style-name="P3"><text:tab/>2) Kickstarter?</text:p>
      <text:p text:style-name="P3">Step 2: Gain Revenue</text:p>
      <text:p text:style-name="P3"><text:tab/>1) Build Android Applications</text:p>
      <text:p text:style-name="P3"><text:tab/>2) Build Web Sites and Web Apps</text:p>
      <text:p text:style-name="P3"><text:tab/>3) Use Ads to</text:p>
      <text:p text:style-name="P3">Step 3: 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nes</meta:initial-creator>
    <meta:creation-date>2015-01-19T21:24:23.093291919</meta:creation-date>
    <dc:date>2015-01-19T21:28:11.214690753</dc:date>
    <dc:creator>Aaron Jones</dc:creator>
    <meta:editing-duration>P0D</meta:editing-duration>
    <meta:editing-cycles>1</meta:editing-cycles>
    <meta:document-statistic meta:table-count="0" meta:image-count="0" meta:object-count="0" meta:page-count="1" meta:paragraph-count="10" meta:word-count="46" meta:character-count="244" meta:non-whitespace-character-count="200"/>
    <meta:generator>LibreOffice/4.2.7.2$Linux_X86_64 LibreOffice_project/420m0$Build-2</meta:generator>
  </office:meta>
</office:document-meta>
</file>